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cb06" officeooo:paragraph-rsid="0017cb06" style:font-weight-asian="bold" style:font-weight-complex="bold"/>
    </style:style>
    <style:style style:name="P2" style:family="paragraph" style:parent-style-name="Standard">
      <style:text-properties fo:font-weight="normal" officeooo:rsid="003ae2d0" officeooo:paragraph-rsid="003ae2d0" style:font-weight-asian="normal" style:font-weight-complex="normal"/>
    </style:style>
    <style:style style:name="P3" style:family="paragraph" style:parent-style-name="Standard">
      <style:text-properties fo:font-style="italic" fo:font-weight="normal" officeooo:rsid="0017cb06" officeooo:paragraph-rsid="001bfe4d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352a66" officeooo:paragraph-rsid="00352a66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officeooo:rsid="0036319b" officeooo:paragraph-rsid="0036319b" fo:background-color="#ff000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36319b" officeooo:paragraph-rsid="0036319b" fo:background-color="#ffff0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36319b" officeooo:paragraph-rsid="0036319b" fo:background-color="#579d1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officeooo:rsid="005d526a" officeooo:paragraph-rsid="005d526a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style:text-underline-style="solid" style:text-underline-width="auto" style:text-underline-color="font-color" fo:font-weight="normal" officeooo:rsid="007c414a" officeooo:paragraph-rsid="007c414a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officeooo:rsid="0017cb06" officeooo:paragraph-rsid="0017cb06"/>
    </style:style>
    <style:style style:name="P11" style:family="paragraph" style:parent-style-name="Text_20_body">
      <style:text-properties officeooo:paragraph-rsid="0049b32c"/>
    </style:style>
    <style:style style:name="P12" style:family="paragraph" style:parent-style-name="Title">
      <style:text-properties officeooo:rsid="0017cb06" officeooo:paragraph-rsid="0017cb06"/>
    </style:style>
    <style:style style:name="P13" style:family="paragraph" style:parent-style-name="Frame_20_contents">
      <style:text-properties officeooo:rsid="00497f00" officeooo:paragraph-rsid="00497f00"/>
    </style:style>
    <style:style style:name="P14" style:family="paragraph" style:parent-style-name="Frame_20_contents">
      <style:text-properties officeooo:rsid="004b4764" officeooo:paragraph-rsid="004b4764"/>
    </style:style>
    <style:style style:name="P15" style:family="paragraph" style:parent-style-name="Frame_20_contents">
      <style:text-properties officeooo:rsid="004b4764" officeooo:paragraph-rsid="004d42fe"/>
    </style:style>
    <style:style style:name="P16" style:family="paragraph" style:parent-style-name="Frame_20_contents">
      <style:text-properties fo:color="#00cc00" officeooo:rsid="004b4764" officeooo:paragraph-rsid="004d42fe"/>
    </style:style>
    <style:style style:name="P17" style:family="paragraph" style:parent-style-name="Frame_20_contents">
      <style:text-properties style:use-window-font-color="true" officeooo:rsid="004b4764" officeooo:paragraph-rsid="004b4764"/>
    </style:style>
    <style:style style:name="P18" style:family="paragraph" style:parent-style-name="Text_20_body">
      <style:paragraph-properties fo:margin-top="0cm" fo:margin-bottom="0cm" loext:contextual-spacing="false" fo:line-height="100%" style:writing-mode="page"/>
      <style:text-properties officeooo:paragraph-rsid="00887a3b"/>
    </style:style>
    <style:style style:name="P19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503cm"/>
        </style:tab-stops>
      </style:paragraph-properties>
      <style:text-properties officeooo:paragraph-rsid="00887a3b"/>
    </style:style>
    <style:style style:name="P20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503cm"/>
        </style:tab-stops>
      </style:paragraph-properties>
      <style:text-properties officeooo:paragraph-rsid="008dfe9a"/>
    </style:style>
    <style:style style:name="P21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503cm"/>
          <style:tab-stop style:position="1.296cm"/>
          <style:tab-stop style:position="1.508cm"/>
        </style:tab-stops>
      </style:paragraph-properties>
      <style:text-properties officeooo:paragraph-rsid="008dfe9a"/>
    </style:style>
    <style:style style:name="P22" style:family="paragraph" style:parent-style-name="Text_20_body">
      <style:paragraph-properties fo:margin-top="0cm" fo:margin-bottom="0cm" loext:contextual-spacing="false" fo:line-height="100%" style:writing-mode="page"/>
      <style:text-properties officeooo:rsid="00887a3b" officeooo:paragraph-rsid="00887a3b"/>
    </style:style>
    <style:style style:name="P23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503cm"/>
          <style:tab-stop style:position="1.296cm"/>
          <style:tab-stop style:position="1.508cm"/>
        </style:tab-stops>
      </style:paragraph-properties>
      <style:text-properties officeooo:rsid="008dfe9a" officeooo:paragraph-rsid="008dfe9a"/>
    </style:style>
    <style:style style:name="P24" style:family="paragraph" style:parent-style-name="Standard" style:list-style-name="L5">
      <style:text-properties officeooo:paragraph-rsid="0017cb06"/>
    </style:style>
    <style:style style:name="P25" style:family="paragraph" style:parent-style-name="Standard" style:list-style-name="L5">
      <style:text-properties fo:font-weight="bold" officeooo:rsid="002d1eda" officeooo:paragraph-rsid="002d1eda" style:font-weight-asian="bold" style:font-weight-complex="bold"/>
    </style:style>
    <style:style style:name="P26" style:family="paragraph" style:parent-style-name="Standard" style:list-style-name="L5">
      <style:text-properties fo:font-weight="bold" officeooo:rsid="003ae2d0" officeooo:paragraph-rsid="003ae2d0" style:font-weight-asian="bold" style:font-weight-complex="bold"/>
    </style:style>
    <style:style style:name="P27" style:family="paragraph" style:parent-style-name="Standard" style:list-style-name="L5">
      <style:text-properties fo:font-weight="normal" officeooo:rsid="002d1eda" officeooo:paragraph-rsid="002d1eda" fo:background-color="#579d1c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3cb00d" officeooo:paragraph-rsid="003ae2d0" fo:background-color="#579d1c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3ae2d0" officeooo:paragraph-rsid="003ae2d0" fo:background-color="#579d1c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522721" officeooo:paragraph-rsid="003ae2d0" fo:background-color="#579d1c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56b3bb" officeooo:paragraph-rsid="0056b3bb" fo:background-color="#579d1c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3ae2d0" officeooo:paragraph-rsid="003ae2d0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56b3bb" officeooo:paragraph-rsid="0056b3bb" style:font-weight-asian="normal" style:font-weight-complex="normal"/>
    </style:style>
    <style:style style:name="P34" style:family="paragraph" style:parent-style-name="Standard" style:list-style-name="L5">
      <style:text-properties officeooo:rsid="0017cb06" officeooo:paragraph-rsid="0017cb06" fo:background-color="#579d1c"/>
    </style:style>
    <style:style style:name="P35" style:family="paragraph" style:parent-style-name="Standard" style:list-style-name="L5">
      <style:text-properties officeooo:rsid="0019eac8" officeooo:paragraph-rsid="0019eac8" fo:background-color="#579d1c"/>
    </style:style>
    <style:style style:name="P36" style:family="paragraph" style:parent-style-name="Standard" style:list-style-name="L5">
      <style:text-properties officeooo:paragraph-rsid="0017cb06" fo:background-color="#579d1c"/>
    </style:style>
    <style:style style:name="P37" style:family="paragraph" style:parent-style-name="Standard" style:list-style-name="L5">
      <style:text-properties officeooo:rsid="00199090" officeooo:paragraph-rsid="00199090" fo:background-color="#579d1c"/>
    </style:style>
    <style:style style:name="P38" style:family="paragraph" style:parent-style-name="Standard" style:list-style-name="L5">
      <style:text-properties fo:font-style="normal" fo:font-weight="normal" officeooo:rsid="006a7c70" officeooo:paragraph-rsid="006a7c70" fo:background-color="#579d1c" style:font-style-asian="normal" style:font-weight-asian="normal" style:font-style-complex="normal" style:font-weight-complex="normal"/>
    </style:style>
    <style:style style:name="P39" style:family="paragraph" style:parent-style-name="Standard" style:list-style-name="L5">
      <style:text-properties fo:font-style="normal" fo:font-weight="normal" officeooo:rsid="005b9960" officeooo:paragraph-rsid="005b9960" fo:background-color="#579d1c" style:font-style-asian="normal" style:font-weight-asian="normal" style:font-style-complex="normal" style:font-weight-complex="normal"/>
    </style:style>
    <style:style style:name="P40" style:family="paragraph" style:parent-style-name="Standard" style:list-style-name="L5">
      <style:text-properties fo:font-style="normal" fo:font-weight="normal" officeooo:rsid="007c414a" officeooo:paragraph-rsid="007c414a" fo:background-color="#579d1c" style:font-style-asian="normal" style:font-weight-asian="normal" style:font-style-complex="normal" style:font-weight-complex="normal"/>
    </style:style>
    <style:style style:name="P41" style:family="paragraph" style:parent-style-name="Standard" style:list-style-name="L5">
      <style:text-properties fo:font-style="normal" fo:font-weight="normal" officeooo:rsid="0058a2cd" officeooo:paragraph-rsid="0058a2cd" fo:background-color="#579d1c" style:font-style-asian="normal" style:font-weight-asian="normal" style:font-style-complex="normal" style:font-weight-complex="normal"/>
    </style:style>
    <style:style style:name="P42" style:family="paragraph" style:parent-style-name="Standard" style:list-style-name="L5">
      <style:text-properties fo:font-style="normal" fo:font-weight="normal" officeooo:rsid="008bbfbd" officeooo:paragraph-rsid="008bbfbd" fo:background-color="#579d1c" style:font-style-asian="normal" style:font-weight-asian="normal" style:font-style-complex="normal" style:font-weight-complex="normal"/>
    </style:style>
    <style:style style:name="P43" style:family="paragraph" style:parent-style-name="Standard" style:list-style-name="L5">
      <style:text-properties fo:font-style="normal" fo:font-weight="normal" officeooo:rsid="0083d7d1" officeooo:paragraph-rsid="0083d7d1" fo:background-color="#579d1c" style:font-style-asian="normal" style:font-weight-asian="normal" style:font-style-complex="normal" style:font-weight-complex="normal"/>
    </style:style>
    <style:style style:name="P44" style:family="paragraph" style:parent-style-name="Standard" style:list-style-name="L5">
      <style:text-properties fo:font-style="normal" fo:font-weight="normal" officeooo:rsid="005b9960" officeooo:paragraph-rsid="0096b2d5" style:font-style-asian="normal" style:font-weight-asian="normal" style:font-style-complex="normal" style:font-weight-complex="normal"/>
    </style:style>
    <style:style style:name="P45" style:family="paragraph" style:parent-style-name="Standard" style:list-style-name="L5">
      <style:text-properties fo:font-style="normal" fo:font-weight="bold" officeooo:rsid="002dd4cf" officeooo:paragraph-rsid="0069608c" style:font-style-asian="normal" style:font-weight-asian="bold" style:font-style-complex="normal" style:font-weight-complex="bold"/>
    </style:style>
    <style:style style:name="P46" style:family="paragraph" style:parent-style-name="Standard" style:list-style-name="L5">
      <style:text-properties fo:font-style="normal" fo:font-weight="bold" officeooo:rsid="005d1982" officeooo:paragraph-rsid="0096b2d5" style:font-style-asian="normal" style:font-weight-asian="bold" style:font-style-complex="normal" style:font-weight-complex="bold"/>
    </style:style>
    <style:style style:name="P47" style:family="paragraph" style:parent-style-name="Standard" style:list-style-name="L5">
      <style:text-properties fo:font-style="normal" fo:font-weight="bold" officeooo:rsid="005d526a" officeooo:paragraph-rsid="005d526a" style:font-style-asian="normal" style:font-weight-asian="bold" style:font-style-complex="normal" style:font-weight-complex="bold"/>
    </style:style>
    <style:style style:name="P48" style:family="paragraph" style:parent-style-name="Standard" style:list-style-name="L5">
      <style:text-properties fo:font-style="normal" fo:font-weight="bold" officeooo:rsid="005d526a" officeooo:paragraph-rsid="005d526a" fo:background-color="#579d1c" style:font-style-asian="normal" style:font-weight-asian="bold" style:font-style-complex="normal" style:font-weight-complex="bold"/>
    </style:style>
    <style:style style:name="P49" style:family="paragraph" style:parent-style-name="Standard" style:list-style-name="L5">
      <style:text-properties fo:font-style="normal" style:text-underline-style="none" fo:font-weight="normal" officeooo:rsid="0061bc43" officeooo:paragraph-rsid="0063f5c5" fo:background-color="#579d1c" style:font-style-asian="normal" style:font-weight-asian="normal" style:font-style-complex="normal" style:font-weight-complex="normal"/>
    </style:style>
    <style:style style:name="P50" style:family="paragraph" style:parent-style-name="Standard" style:list-style-name="L5">
      <style:text-properties fo:font-style="normal" style:text-underline-style="none" fo:font-weight="normal" officeooo:rsid="00636955" officeooo:paragraph-rsid="0063f5c5" fo:background-color="#579d1c" style:font-style-asian="normal" style:font-weight-asian="normal" style:font-style-complex="normal" style:font-weight-complex="normal"/>
    </style:style>
    <style:style style:name="P51" style:family="paragraph" style:parent-style-name="Standard" style:list-style-name="L5">
      <style:text-properties fo:font-style="italic" style:text-underline-style="none" fo:font-weight="normal" officeooo:rsid="00650e87" officeooo:paragraph-rsid="00650e87" fo:background-color="#579d1c" style:font-style-asian="italic" style:font-weight-asian="normal" style:font-style-complex="italic" style:font-weight-complex="normal"/>
    </style:style>
    <style:style style:name="P52" style:family="paragraph" style:parent-style-name="Standard" style:list-style-name="L5">
      <style:paragraph-properties style:writing-mode="lr-tb"/>
      <style:text-properties fo:font-style="normal" fo:font-weight="normal" officeooo:rsid="006a7c70" officeooo:paragraph-rsid="006a7c70" fo:background-color="#579d1c" style:font-style-asian="normal" style:font-weight-asian="normal" style:font-style-complex="normal" style:font-weight-complex="normal"/>
    </style:style>
    <style:style style:name="P53" style:family="paragraph" style:parent-style-name="Standard" style:list-style-name="L5">
      <style:paragraph-properties style:writing-mode="lr-tb"/>
      <style:text-properties fo:font-style="normal" fo:font-weight="normal" officeooo:rsid="005b9960" officeooo:paragraph-rsid="005b9960" style:font-style-asian="normal" style:font-weight-asian="normal" style:font-style-complex="normal" style:font-weight-complex="normal"/>
    </style:style>
    <style:style style:name="P54" style:family="paragraph" style:parent-style-name="Heading_20_2">
      <style:text-properties fo:font-weight="bold" style:font-weight-asian="bold" style:font-weight-complex="bold"/>
    </style:style>
    <style:style style:name="P55" style:family="paragraph" style:parent-style-name="Heading_20_2">
      <style:text-properties fo:background-color="transparent"/>
    </style:style>
    <style:style style:name="P56" style:family="paragraph" style:parent-style-name="Heading_20_2">
      <style:text-properties fo:font-style="italic" fo:font-weight="bold" style:font-style-asian="italic" style:font-weight-asian="bold" style:font-style-complex="italic" style:font-weight-complex="bold"/>
    </style:style>
    <style:style style:name="P57" style:family="paragraph" style:parent-style-name="Heading_20_2">
      <style:text-properties style:text-underline-style="solid" style:text-underline-width="auto" style:text-underline-color="font-color"/>
    </style:style>
    <style:style style:name="P58" style:family="paragraph" style:parent-style-name="Heading_20_3">
      <style:text-properties style:text-underline-style="solid" style:text-underline-width="auto" style:text-underline-color="font-color"/>
    </style:style>
    <style:style style:name="P59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rsid="003dd793" officeooo:paragraph-rsid="003dd793"/>
    </style:style>
    <style:style style:name="P60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paragraph-rsid="0023b787"/>
    </style:style>
    <style:style style:name="P61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rsid="0025579b" officeooo:paragraph-rsid="002fdf93"/>
    </style:style>
    <style:style style:name="P62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rsid="0025579b" officeooo:paragraph-rsid="0025579b" fo:background-color="#ff3333"/>
    </style:style>
    <style:style style:name="P63" style:family="paragraph" style:parent-style-name="Text_20_body" style:list-style-name="L3">
      <style:paragraph-properties>
        <style:tab-stops>
          <style:tab-stop style:position="5.239cm"/>
        </style:tab-stops>
      </style:paragraph-properties>
      <style:text-properties officeooo:rsid="0044e239" officeooo:paragraph-rsid="0044e239" fo:background-color="#ff3333"/>
    </style:style>
    <style:style style:name="P64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1dd64e" officeooo:paragraph-rsid="001dd64e" fo:background-color="#ff3333"/>
    </style:style>
    <style:style style:name="P65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1bfe4d" officeooo:paragraph-rsid="001bfe4d" fo:background-color="#ff3333"/>
    </style:style>
    <style:style style:name="P66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3dc218" officeooo:paragraph-rsid="003dc218" fo:background-color="#ff3333"/>
    </style:style>
    <style:style style:name="P67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4277e9" officeooo:paragraph-rsid="004277e9" fo:background-color="#ff3333"/>
    </style:style>
    <style:style style:name="P68" style:family="paragraph" style:parent-style-name="Text_20_body" style:list-style-name="L2">
      <style:text-properties officeooo:rsid="008dfe9a" officeooo:paragraph-rsid="008dfe9a"/>
    </style:style>
    <style:style style:name="P69" style:family="paragraph" style:parent-style-name="Text_20_body" style:list-style-name="L2">
      <style:text-properties style:text-underline-style="none" fo:font-weight="normal" officeooo:rsid="009086f2" officeooo:paragraph-rsid="009086f2" style:font-weight-asian="normal" style:font-weight-complex="normal"/>
    </style:style>
    <style:style style:name="P70" style:family="paragraph" style:parent-style-name="Text_20_body" style:list-style-name="L2">
      <style:text-properties style:text-underline-style="none" fo:font-weight="normal" officeooo:rsid="00913242" officeooo:paragraph-rsid="00913242" style:font-weight-asian="normal" style:font-weight-complex="normal"/>
    </style:style>
    <style:style style:name="P71" style:family="paragraph" style:parent-style-name="Text_20_body" style:list-style-name="L2">
      <style:text-properties style:text-underline-style="none" fo:font-weight="normal" officeooo:rsid="009354c1" officeooo:paragraph-rsid="009354c1" style:font-weight-asian="normal" style:font-weight-complex="normal"/>
    </style:style>
    <style:style style:name="P72" style:family="paragraph" style:parent-style-name="Text_20_body" style:list-style-name="L3">
      <style:paragraph-properties>
        <style:tab-stops>
          <style:tab-stop style:position="5.239cm"/>
        </style:tab-stops>
      </style:paragraph-properties>
      <style:text-properties officeooo:rsid="0030c28c" officeooo:paragraph-rsid="0030c28c"/>
    </style:style>
    <style:style style:name="P73" style:family="paragraph" style:parent-style-name="Text_20_body" style:list-style-name="L3">
      <style:paragraph-properties>
        <style:tab-stops>
          <style:tab-stop style:position="5.239cm"/>
        </style:tab-stops>
      </style:paragraph-properties>
      <style:text-properties officeooo:rsid="00322dda" officeooo:paragraph-rsid="0030c28c"/>
    </style:style>
    <style:style style:name="P74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21862c" officeooo:paragraph-rsid="0021862c" fo:background-color="#ffff99"/>
    </style:style>
    <style:style style:name="P75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3dc218" officeooo:paragraph-rsid="003dc218" fo:background-color="#579d1c"/>
    </style:style>
    <style:style style:name="P76" style:family="paragraph" style:parent-style-name="Text_20_body" style:list-style-name="L1">
      <style:paragraph-properties style:writing-mode="page">
        <style:tab-stops>
          <style:tab-stop style:position="3.228cm"/>
        </style:tab-stops>
      </style:paragraph-properties>
      <style:text-properties officeooo:rsid="002dd4cf" officeooo:paragraph-rsid="002dd4cf"/>
    </style:style>
    <style:style style:name="P77" style:family="paragraph" style:parent-style-name="Text_20_body" style:list-style-name="L1">
      <style:paragraph-properties style:writing-mode="page">
        <style:tab-stops>
          <style:tab-stop style:position="3.228cm"/>
        </style:tab-stops>
      </style:paragraph-properties>
      <style:text-properties officeooo:rsid="0065ea71" officeooo:paragraph-rsid="0065ea71" fo:background-color="#ff3333"/>
    </style:style>
    <style:style style:name="P78" style:family="paragraph" style:parent-style-name="Text_20_body" style:list-style-name="L1">
      <style:paragraph-properties style:writing-mode="page">
        <style:tab-stops>
          <style:tab-stop style:position="3.228cm"/>
        </style:tab-stops>
      </style:paragraph-properties>
      <style:text-properties officeooo:rsid="0086618f" officeooo:paragraph-rsid="0086618f" fo:background-color="#ff3333"/>
    </style:style>
    <style:style style:name="P79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8e2e5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92d0d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7eebd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cb06" style:font-weight-asian="bold" style:font-weight-complex="bold"/>
    </style:style>
    <style:style style:name="T8" style:family="text">
      <style:text-properties fo:font-weight="bold" officeooo:rsid="001bfe4d" style:font-weight-asian="bold" style:font-weight-complex="bold"/>
    </style:style>
    <style:style style:name="T9" style:family="text">
      <style:text-properties fo:font-weight="bold" officeooo:rsid="00221550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fdf93" style:font-style-asian="normal" style:font-style-complex="normal"/>
    </style:style>
    <style:style style:name="T12" style:family="text">
      <style:text-properties fo:font-style="normal" officeooo:rsid="00353d01" style:font-style-asian="normal" style:font-style-complex="normal"/>
    </style:style>
    <style:style style:name="T13" style:family="text">
      <style:text-properties fo:font-style="normal" officeooo:rsid="0039ed1b" style:font-style-asian="normal" style:font-style-complex="normal"/>
    </style:style>
    <style:style style:name="T14" style:family="text">
      <style:text-properties fo:font-style="normal" officeooo:rsid="003dd793" style:font-style-asian="normal" style:font-style-complex="normal"/>
    </style:style>
    <style:style style:name="T15" style:family="text">
      <style:text-properties fo:font-style="normal" officeooo:rsid="0053cba6" style:font-style-asian="normal" style:font-style-complex="normal"/>
    </style:style>
    <style:style style:name="T16" style:family="text">
      <style:text-properties fo:font-style="normal" officeooo:rsid="00662d06" style:font-style-asian="normal" style:font-style-complex="normal"/>
    </style:style>
    <style:style style:name="T17" style:family="text">
      <style:text-properties fo:font-style="normal" officeooo:rsid="007062de" style:font-style-asian="normal" style:font-style-complex="normal"/>
    </style:style>
    <style:style style:name="T18" style:family="text">
      <style:text-properties fo:font-style="normal" officeooo:rsid="0071ef2d" style:font-style-asian="normal" style:font-style-complex="normal"/>
    </style:style>
    <style:style style:name="T19" style:family="text">
      <style:text-properties fo:font-style="normal" officeooo:rsid="007f6c19" style:font-style-asian="normal" style:font-style-complex="normal"/>
    </style:style>
    <style:style style:name="T20" style:family="text">
      <style:text-properties fo:font-style="normal" officeooo:rsid="00853ff4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308c9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7b9e6e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1a8389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53cba6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style="normal" officeooo:rsid="003f15fa" fo:background-color="transparent" loext:char-shading-value="0" style:font-style-asian="normal" style:font-style-complex="normal"/>
    </style:style>
    <style:style style:name="T30" style:family="text">
      <style:text-properties fo:font-style="normal" style:text-underline-style="solid" style:text-underline-width="auto" style:text-underline-color="font-color" officeooo:rsid="0082ff4f" style:font-style-asian="normal" style:font-style-complex="normal"/>
    </style:style>
    <style:style style:name="T31" style:family="text">
      <style:text-properties fo:font-style="normal" style:text-underline-style="solid" style:text-underline-width="auto" style:text-underline-color="font-color" fo:font-weight="normal" officeooo:rsid="00892f59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officeooo:rsid="007f6c19" style:font-style-asian="normal" style:font-style-complex="normal"/>
    </style:style>
    <style:style style:name="T33" style:family="text">
      <style:text-properties fo:font-style="normal" style:text-underline-style="none" fo:font-weight="normal" officeooo:rsid="00887a3b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892f59" style:font-style-asian="normal" style:font-weight-asian="normal" style:font-style-complex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7cb06" style:font-weight-asian="normal" style:font-weight-complex="normal"/>
    </style:style>
    <style:style style:name="T37" style:family="text">
      <style:text-properties fo:font-weight="normal" officeooo:rsid="0063f5c5" style:font-weight-asian="normal" style:font-weight-complex="normal"/>
    </style:style>
    <style:style style:name="T38" style:family="text">
      <style:text-properties fo:font-weight="normal" officeooo:rsid="00662d06" style:font-weight-asian="normal" style:font-weight-complex="normal"/>
    </style:style>
    <style:style style:name="T39" style:family="text">
      <style:text-properties fo:font-weight="normal" officeooo:rsid="00687851" style:font-weight-asian="normal" style:font-weight-complex="normal"/>
    </style:style>
    <style:style style:name="T40" style:family="text">
      <style:text-properties fo:font-weight="normal" officeooo:rsid="006ceda2" style:font-weight-asian="normal" style:font-weight-complex="normal"/>
    </style:style>
    <style:style style:name="T41" style:family="text">
      <style:text-properties fo:font-weight="normal" officeooo:rsid="0017cb06" fo:background-color="#ffff66" loext:char-shading-value="0" style:font-weight-asian="normal" style:font-weight-complex="normal"/>
    </style:style>
    <style:style style:name="T42" style:family="text">
      <style:text-properties fo:font-weight="normal" officeooo:rsid="0017cb06" fo:background-color="transparent" loext:char-shading-value="0" style:font-weight-asian="normal" style:font-weight-complex="normal"/>
    </style:style>
    <style:style style:name="T43" style:family="text">
      <style:text-properties fo:font-weight="normal" officeooo:rsid="0017cb06" fo:background-color="#579d1c" loext:char-shading-value="0" style:font-weight-asian="normal" style:font-weight-complex="normal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23b787" style:font-style-asian="italic" style:font-style-complex="italic"/>
    </style:style>
    <style:style style:name="T46" style:family="text">
      <style:text-properties fo:font-style="italic" officeooo:rsid="002fdf93" style:font-style-asian="italic" style:font-style-complex="italic"/>
    </style:style>
    <style:style style:name="T47" style:family="text">
      <style:text-properties fo:font-style="italic" officeooo:rsid="0071ef2d" style:font-style-asian="italic" style:font-style-complex="italic"/>
    </style:style>
    <style:style style:name="T48" style:family="text">
      <style:text-properties fo:font-style="italic" officeooo:rsid="007f6c19" style:font-style-asian="italic" style:font-style-complex="italic"/>
    </style:style>
    <style:style style:name="T49" style:family="text">
      <style:text-properties fo:font-style="italic" officeooo:rsid="00a058f2" style:font-style-asian="italic" style:font-style-complex="italic"/>
    </style:style>
    <style:style style:name="T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17cb06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0184430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0a058f2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41589a" fo:background-color="transparent" loext:char-shading-value="0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a058f2" fo:background-color="transparent" loext:char-shading-value="0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fo:background-color="#579d1c" loext:char-shading-value="0" style:font-style-asian="italic" style:font-weight-asian="bold" style:font-style-complex="italic" style:font-weight-complex="bold"/>
    </style:style>
    <style:style style:name="T59" style:family="text">
      <style:text-properties fo:font-style="italic" fo:background-color="transparent" loext:char-shading-value="0" style:font-style-asian="italic" style:font-style-complex="italic"/>
    </style:style>
    <style:style style:name="T60" style:family="text">
      <style:text-properties fo:font-style="italic" officeooo:rsid="00a058f2" fo:background-color="transparent" loext:char-shading-value="0" style:font-style-asian="italic" style:font-style-complex="italic"/>
    </style:style>
    <style:style style:name="T61" style:family="text">
      <style:text-properties fo:font-style="italic" fo:background-color="#579d1c" loext:char-shading-value="0" style:font-style-asian="italic" style:font-style-complex="italic"/>
    </style:style>
    <style:style style:name="T62" style:family="text">
      <style:text-properties fo:font-style="italic" officeooo:rsid="0056b3bb" fo:background-color="#579d1c" loext:char-shading-value="0" style:font-style-asian="italic" style:font-style-complex="italic"/>
    </style:style>
    <style:style style:name="T63" style:family="text">
      <style:text-properties fo:font-style="italic" officeooo:rsid="0023b787" fo:background-color="#579d1c" loext:char-shading-value="0" style:font-style-asian="italic" style:font-style-complex="italic"/>
    </style:style>
    <style:style style:name="T64" style:family="text">
      <style:text-properties fo:font-style="italic" officeooo:rsid="002fdf93" fo:background-color="#579d1c" loext:char-shading-value="0" style:font-style-asian="italic" style:font-style-complex="italic"/>
    </style:style>
    <style:style style:name="T65" style:family="text">
      <style:text-properties officeooo:rsid="00221550"/>
    </style:style>
    <style:style style:name="T66" style:family="text">
      <style:text-properties fo:background-color="#ffff66" loext:char-shading-value="0"/>
    </style:style>
    <style:style style:name="T67" style:family="text">
      <style:text-properties fo:background-color="transparent" loext:char-shading-value="0"/>
    </style:style>
    <style:style style:name="T68" style:family="text">
      <style:text-properties officeooo:rsid="0037e7ac" fo:background-color="transparent" loext:char-shading-value="0"/>
    </style:style>
    <style:style style:name="T69" style:family="text">
      <style:text-properties officeooo:rsid="006837ff" fo:background-color="transparent" loext:char-shading-value="0"/>
    </style:style>
    <style:style style:name="T70" style:family="text">
      <style:text-properties officeooo:rsid="006ceda2" fo:background-color="transparent" loext:char-shading-value="0"/>
    </style:style>
    <style:style style:name="T71" style:family="text">
      <style:text-properties officeooo:rsid="006dff48" fo:background-color="transparent" loext:char-shading-value="0"/>
    </style:style>
    <style:style style:name="T72" style:family="text">
      <style:text-properties officeooo:rsid="006ee34c" fo:background-color="transparent" loext:char-shading-value="0"/>
    </style:style>
    <style:style style:name="T73" style:family="text">
      <style:text-properties officeooo:rsid="0078a59d" fo:background-color="transparent" loext:char-shading-value="0"/>
    </style:style>
    <style:style style:name="T74" style:family="text">
      <style:text-properties officeooo:rsid="009aac6e" fo:background-color="transparent" loext:char-shading-value="0"/>
    </style:style>
    <style:style style:name="T75" style:family="text">
      <style:text-properties officeooo:rsid="009f27c1" fo:background-color="transparent" loext:char-shading-value="0"/>
    </style:style>
    <style:style style:name="T76" style:family="text">
      <style:text-properties officeooo:rsid="00a058f2" fo:background-color="transparent" loext:char-shading-value="0"/>
    </style:style>
    <style:style style:name="T77" style:family="text">
      <style:text-properties fo:background-color="#ff3333" loext:char-shading-value="0"/>
    </style:style>
    <style:style style:name="T78" style:family="text">
      <style:text-properties officeooo:rsid="0049b32c"/>
    </style:style>
    <style:style style:name="T79" style:family="text">
      <style:text-properties officeooo:rsid="004d42fe"/>
    </style:style>
    <style:style style:name="T80" style:family="text">
      <style:text-properties fo:color="#ff00ff"/>
    </style:style>
    <style:style style:name="T81" style:family="text">
      <style:text-properties fo:color="#ff00ff" officeooo:rsid="0049b32c"/>
    </style:style>
    <style:style style:name="T82" style:family="text">
      <style:text-properties fo:color="#00cc00"/>
    </style:style>
    <style:style style:name="T83" style:family="text">
      <style:text-properties fo:color="#00cc00" officeooo:rsid="004d42fe"/>
    </style:style>
    <style:style style:name="T84" style:family="text">
      <style:text-properties fo:color="#ff3300"/>
    </style:style>
    <style:style style:name="T85" style:family="text">
      <style:text-properties fo:color="#579d1c"/>
    </style:style>
    <style:style style:name="T86" style:family="text">
      <style:text-properties officeooo:rsid="004f8098"/>
    </style:style>
    <style:style style:name="T87" style:family="text">
      <style:text-properties style:use-window-font-color="true"/>
    </style:style>
    <style:style style:name="T88" style:family="text">
      <style:text-properties officeooo:rsid="0059cf3d"/>
    </style:style>
    <style:style style:name="T89" style:family="text">
      <style:text-properties style:text-underline-style="none"/>
    </style:style>
    <style:style style:name="T90" style:family="text">
      <style:text-properties style:text-underline-style="none" fo:font-weight="normal" style:font-weight-asian="normal" style:font-weight-complex="normal"/>
    </style:style>
    <style:style style:name="T91" style:family="text">
      <style:text-properties style:text-underline-style="none" fo:font-weight="normal" officeooo:rsid="0060447e" style:font-weight-asian="normal" style:font-weight-complex="normal"/>
    </style:style>
    <style:style style:name="T92" style:family="text">
      <style:text-properties style:text-underline-style="none" officeooo:rsid="007eebdc"/>
    </style:style>
    <style:style style:name="T93" style:family="text">
      <style:text-properties officeooo:rsid="005edf31"/>
    </style:style>
    <style:style style:name="T94" style:family="text">
      <style:text-properties officeooo:rsid="00662d06"/>
    </style:style>
    <style:style style:name="T95" style:family="text">
      <style:text-properties fo:background-color="#ffff99" loext:char-shading-value="0"/>
    </style:style>
    <style:style style:name="T96" style:family="text">
      <style:text-properties officeooo:rsid="001ddc95" fo:background-color="#ffff99" loext:char-shading-value="0"/>
    </style:style>
    <style:style style:name="T97" style:family="text">
      <style:text-properties officeooo:rsid="006be8d9"/>
    </style:style>
    <style:style style:name="T98" style:family="text">
      <style:text-properties officeooo:rsid="006f1461"/>
    </style:style>
    <style:style style:name="T99" style:family="text">
      <style:text-properties officeooo:rsid="0078a59d"/>
    </style:style>
    <style:style style:name="T100" style:family="text">
      <style:text-properties fo:background-color="#579d1c" loext:char-shading-value="0"/>
    </style:style>
    <style:style style:name="T101" style:family="text">
      <style:text-properties officeooo:rsid="0056b3bb" fo:background-color="#579d1c" loext:char-shading-value="0"/>
    </style:style>
    <style:style style:name="T102" style:family="text">
      <style:text-properties officeooo:rsid="0074f4bc" fo:background-color="#579d1c" loext:char-shading-value="0"/>
    </style:style>
    <style:style style:name="T103" style:family="text">
      <style:text-properties officeooo:rsid="0073c4da" fo:background-color="#579d1c" loext:char-shading-value="0"/>
    </style:style>
    <style:style style:name="T104" style:family="text">
      <style:text-properties officeooo:rsid="001ddc95" fo:background-color="#579d1c" loext:char-shading-value="0"/>
    </style:style>
    <style:style style:name="T105" style:family="text">
      <style:text-properties officeooo:rsid="0078a59d" fo:background-color="#579d1c" loext:char-shading-value="0"/>
    </style:style>
    <style:style style:name="T106" style:family="text">
      <style:text-properties officeooo:rsid="00887a3b"/>
    </style:style>
    <style:style style:name="T107" style:family="text">
      <style:text-properties officeooo:rsid="008aa4ac"/>
    </style:style>
    <style:style style:name="T108" style:family="text">
      <style:text-properties officeooo:rsid="008dfe9a"/>
    </style:style>
    <style:style style:name="T109" style:family="text">
      <style:text-properties officeooo:rsid="008e2e5e"/>
    </style:style>
    <style:style style:name="T110" style:family="text">
      <style:text-properties officeooo:rsid="00902753"/>
    </style:style>
    <style:style style:name="T111" style:family="text">
      <style:text-properties officeooo:rsid="00913242"/>
    </style:style>
    <style:style style:name="T112" style:family="text">
      <style:text-properties officeooo:rsid="0092d0d5"/>
    </style:style>
    <style:style style:name="T113" style:family="text">
      <style:text-properties officeooo:rsid="009f27c1"/>
    </style:style>
    <style:style style:name="T114" style:family="text">
      <style:text-properties officeooo:rsid="00a058f2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rame">
      <style:graphic-properties style:vertical-pos="middle" style:vertical-rel="baseline" style:horizontal-pos="from-left" style:horizontal-rel="paragraph" draw:fill-image-width="0cm" draw:fill-image-height="0cm" style:shadow="none" draw:shadow-opacity="100%"/>
    </style:style>
    <style:style style:name="fr3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94cm" draw:marker-end-width="0.494cm" draw:stroke-linejoin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anvHunt</text:p>
      <text:p text:style-name="P10">Nom de code</text:p>
      <text:h text:style-name="Heading_20_2" text:outline-level="2">Glossaire<draw:line text:anchor-type="char" draw:z-index="3" draw:style-name="gr1" draw:text-style-name="P79" svg:x1="0.041cm" svg:y1="0.972cm" svg:x2="18.301cm" svg:y2="0.972cm"><text:p/></draw:line></text:h>
      <text:p text:style-name="P1">Fonctions <text:span text:style-name="T65">= Gras</text:span></text:p>
      <text:p text:style-name="P8">Fonctions du navigateur<text:span text:style-name="T90"> = </text:span><text:span text:style-name="T93">souligné gras</text:span></text:p>
      <text:p text:style-name="P3">Variable <text:span text:style-name="T65">= Italique</text:span></text:p>
      <text:p text:style-name="P3"><text:span text:style-name="T6">constantes </text:span><text:span text:style-name="T9">= Italique Gras</text:span></text:p>
      <text:p text:style-name="P9"><text:span text:style-name="T65">É</text:span>tat<text:span text:style-name="T89"> = </text:span>soulignée</text:p>
      <text:p text:style-name="P4">(?) = <text:span text:style-name="T10">Cette éléments </text:span><text:span text:style-name="T12">reste à </text:span><text:span text:style-name="T13">déterminer</text:span><text:span text:style-name="T12"> s’il sera implémenté </text:span><text:span text:style-name="T20">et utilisé</text:span><text:span text:style-name="T12"> ou non</text:span></text:p>
      <text:p text:style-name="P5"><text:span text:style-name="T77">Rouge</text:span><text:span text:style-name="T67"> Pas encore commencé</text:span></text:p>
      <text:p text:style-name="P6"><text:span text:style-name="T66">Jaune </text:span><text:span text:style-name="T67"><text:s/>Commencé, mais non terminé</text:span></text:p>
      <text:p text:style-name="P7">Vert <text:s text:c="3"/><text:span text:style-name="T67"><text:s/></text:span><text:span text:style-name="T68">T</text:span><text:span text:style-name="T67">erminé</text:span></text:p>
      <text:h text:style-name="P54" text:outline-level="2">Variables Globale<draw:line text:anchor-type="char" draw:z-index="0" draw:style-name="gr1" draw:text-style-name="P79" svg:x1="0.041cm" svg:y1="0.972cm" svg:x2="18.301cm" svg:y2="0.972cm"><text:p/></draw:line></text:h>
      <text:list xml:id="list6821184907800256270" text:style-name="L1">
        <text:list-item>
          <text:p text:style-name="P59"><text:span text:style-name="T101">c</text:span><text:span text:style-name="T100">ibles</text:span><text:tab/>Contient toutes les cibles sous forme de tableaux</text:p>
        </text:list-item>
        <text:list-item>
          <text:p text:style-name="P60"><text:span text:style-name="T62">s</text:span><text:span text:style-name="T63">core</text:span><text:span text:style-name="T45"><text:tab/></text:span><text:span text:style-name="T11">Contient le score de l’utilisateur</text:span></text:p>
        </text:list-item>
        <text:list-item>
          <text:p text:style-name="P61"><text:span text:style-name="T64">qteCibleManque</text:span><text:span text:style-name="T46"><text:tab/></text:span><text:span text:style-name="T11">Contient le nombre de cible Manquée par l’utilisateur</text:span></text:p>
        </text:list-item>
        <text:list-item>
          <text:p text:style-name="P62"><text:span text:style-name="T44">qteCibleInterdit</text:span><text:span text:style-name="T59"> </text:span><text:span text:style-name="T60">(?)</text:span><text:span text:style-name="T59"><text:tab/></text:span><text:span text:style-name="T29">Contient le nombre de cible</text:span></text:p>
        </text:list-item>
        <text:list-item>
          <text:p text:style-name="P76"><text:span text:style-name="T61">t</text:span><text:span text:style-name="T44"> <text:tab/></text:span><text:span text:style-name="T10">Contient le timer utilisé pour la fonctions </text:span><text:span text:style-name="T25">deplacerCible</text:span></text:p>
        </text:list-item>
        <text:list-item>
          <text:p text:style-name="P77"><text:span text:style-name="T100">isPlay</text:span><text:span text:style-name="T67"><text:tab/>Contient l’état du jeu (s’il est en pause ou non)</text:span></text:p>
        </text:list-item>
        <text:list-item>
          <text:p text:style-name="P78"><text:span text:style-name="T100">isPartieEnCours</text:span><text:span text:style-name="T67"><text:tab/>Contient l’état de jeu (si une partie est en cours ou non)</text:span></text:p>
        </text:list-item>
      </text:list>
      <text:h text:style-name="P55" text:outline-level="2">Objets (utilisé)<draw:line text:anchor-type="char" draw:z-index="6" draw:style-name="gr1" draw:text-style-name="P79" svg:x1="0.041cm" svg:y1="0.998cm" svg:x2="18.301cm" svg:y2="0.998cm"><text:p/></draw:line></text:h>
      <text:p text:style-name="Text_20_body"><draw:frame draw:style-name="fr1" draw:name="Cadre3" text:anchor-type="as-char" svg:width="12.719cm" draw:z-index="7"><draw:text-box fo:min-height="3.318cm"><text:p text:style-name="P18"><text:span text:style-name="T106">C</text:span>ible <text:span text:style-name="T106">= {</text:span></text:p><text:p text:style-name="P19"><text:tab/>‘<text:span text:style-name="T106">x’ : 0,</text:span></text:p><text:p text:style-name="P19"><text:tab/>‘<text:span text:style-name="T106">y’ : 0,</text:span></text:p><text:p text:style-name="P20"><text:tab/>‘<text:span text:style-name="T108">dimension’ : {</text:span></text:p><text:p text:style-name="P23"><text:tab/><text:tab/>‘hauteur’ : 50,</text:p><text:p text:style-name="P21"><text:tab/><text:tab/>‘<text:span text:style-name="T110">largeur’ : 50</text:span></text:p><text:p text:style-name="P23"><text:tab/><text:tab/>},</text:p><text:p text:style-name="P19"><text:tab/>‘<text:span text:style-name="T106">direction’ : GAUCHE_DROITE</text:span><text:span text:style-name="T33">,</text:span></text:p><text:p text:style-name="P19"><text:span text:style-name="T33"><text:tab/>‘</text:span><text:span text:style-name="T34">vivant’ : </text:span><text:span text:style-name="T31">vrai</text:span><text:span text:style-name="T34"> ou </text:span><text:span text:style-name="T31">faux</text:span><text:span text:style-name="T34">,</text:span></text:p><text:p text:style-name="P19"><text:span text:style-name="T34"><text:tab/>‘enJeu’ : </text:span><text:span text:style-name="T31">vrai</text:span><text:span text:style-name="T34"> ou </text:span><text:span text:style-name="T31">faux</text:span></text:p><text:p text:style-name="P22">}</text:p></draw:text-box></draw:frame></text:p>
      <text:list xml:id="list2998073541632479116" text:style-name="L2">
        <text:list-item>
          <text:p text:style-name="P68">x = Doit être à 0 ou prendre comme valeur la largeur du canevas</text:p>
        </text:list-item>
        <text:list-item>
          <text:p text:style-name="P68">y = Doit être un chiffre entier compris entre <text:span text:style-name="T109">la hauteur du canevas – 200 (On se garde une marge pour pas que la cible soit trop basse) Voir la fonction </text:span><text:span text:style-name="T3">Math.Random()</text:span></text:p>
        </text:list-item>
        <text:list-item>
          <text:p text:style-name="P69">Dimension</text:p>
          <text:list>
            <text:list-item>
              <text:p text:style-name="P69"><text:soft-page-break/>hauteur = <text:span text:style-name="T111">Contient</text:span> la hauteur que la cible aura</text:p>
            </text:list-item>
            <text:list-item>
              <text:p text:style-name="P69">largeur = <text:span text:style-name="T111">Contient</text:span> la largeur que la cible aura</text:p>
            </text:list-item>
          </text:list>
        </text:list-item>
        <text:list-item>
          <text:p text:style-name="P70">direction = Contient GAUCHE_DROITE ou DROITE_GAUCHE <text:span text:style-name="T112">(Utilisé </text:span><text:span text:style-name="T4">Math.random</text:span><text:span text:style-name="T112"> pour déterminer si la direction de la cible se fera de la gauche vers la droite ou de la droite vers la gauche</text:span></text:p>
        </text:list-item>
        <text:list-item>
          <text:p text:style-name="P71">vivant = Contient l’état de la cible, si la cible est vivant ou non</text:p>
        </text:list-item>
        <text:list-item>
          <text:p text:style-name="P71">enJeu <text:s/>Contient l’état de la cible, si la cible fait toujours partie de l’aire de jeu</text:p>
        </text:list-item>
      </text:list>
      <text:h text:style-name="P56" text:outline-level="2">Constante Globale<draw:line text:anchor-type="char" draw:z-index="2" draw:style-name="gr1" draw:text-style-name="P79" svg:x1="0.041cm" svg:y1="0.968cm" svg:x2="18.301cm" svg:y2="0.968cm"><text:p/></draw:line></text:h>
      <text:list xml:id="list3321610731435672283" text:style-name="L3">
        <text:list-item>
          <text:p text:style-name="P72"><text:span text:style-name="T58">MAX_CIBLE_MANQUE</text:span><text:span text:style-name="T52"><text:tab/></text:span><text:span text:style-name="T21">Contient le nombre maximal de cible manqué autorisé</text:span></text:p>
        </text:list-item>
        <text:list-item>
          <text:p text:style-name="P73"><text:span text:style-name="T58">MAX_SCORE</text:span><text:span text:style-name="T21"><text:tab/>Contient le nombre représentant le score maximal autorisé</text:span></text:p>
        </text:list-item>
        <text:list-item>
          <text:p text:style-name="P63"><text:span text:style-name="T52">VITESSE</text:span><text:span text:style-name="T55"> </text:span><text:span text:style-name="T57">(?)</text:span><text:span text:style-name="T24"><text:tab/>Contient le valeur temporelle pour le setInterval de la <text:tab/>fonction </text:span><text:span text:style-name="T28">deplacerCible</text:span></text:p>
        </text:list-item>
      </text:list>
      <text:h text:style-name="P54" text:outline-level="2">Fonctions<draw:line text:anchor-type="char" draw:z-index="1" draw:style-name="gr1" draw:text-style-name="P79" svg:x1="0.041cm" svg:y1="0.995cm" svg:x2="18.301cm" svg:y2="0.995cm"><text:p/></draw:line></text:h>
      <text:list xml:id="list5294587045376319761" text:style-name="L4">
        <text:list-item>
          <text:p text:style-name="P64"><text:span text:style-name="T100">NouvellePartie</text:span><text:span text:style-name="T67"> </text:span><text:span text:style-name="T70">[</text:span><text:span text:style-name="T71">D</text:span><text:span text:style-name="T69">avid</text:span><text:span text:style-name="T70">]</text:span></text:p>
        </text:list-item>
        <text:list-item>
          <text:p text:style-name="P74"><text:span text:style-name="T100">FinPartie</text:span><text:span text:style-name="T67"> </text:span><text:span text:style-name="T71">[David]</text:span></text:p>
        </text:list-item>
        <text:list-item>
          <text:p text:style-name="P65"><text:span text:style-name="T104">g</text:span><text:span text:style-name="T100">enererCible</text:span><text:span text:style-name="T67"> </text:span><text:span text:style-name="T71">[Divine]</text:span></text:p>
        </text:list-item>
        <text:list-item>
          <text:p text:style-name="P64"><text:span text:style-name="T100">deplacerCible</text:span><text:span text:style-name="T67"> </text:span><text:span text:style-name="T71">[Divine]</text:span></text:p>
        </text:list-item>
        <text:list-item>
          <text:p text:style-name="P66"><text:span text:style-name="T100">verifierCible</text:span><text:span text:style-name="T67"> </text:span><text:span text:style-name="T74">[David]</text:span></text:p>
        </text:list-item>
        <text:list-item>
          <text:p text:style-name="P75">dessinerCible<text:span text:style-name="T67"> </text:span><text:span text:style-name="T75">[Divine]</text:span></text:p>
        </text:list-item>
        <text:list-item>
          <text:p text:style-name="P64"><text:span text:style-name="T100">gererClic</text:span><text:span text:style-name="T67"> </text:span><text:span text:style-name="T72">[Boubakar]</text:span></text:p>
        </text:list-item>
        <text:list-item>
          <text:p text:style-name="P64"><text:span text:style-name="T100">toggleP</text:span><text:span text:style-name="T105">lay</text:span><text:span text:style-name="T73"> [Boubakar]</text:span></text:p>
        </text:list-item>
        <text:list-item>
          <text:p text:style-name="P67">sauvegarderScore<text:span text:style-name="T67"> </text:span><text:span text:style-name="T76">(?)</text:span></text:p>
        </text:list-item>
      </text:list>
      <text:h text:style-name="P58" text:outline-level="3">Informations complémentaires sur les fonctions</text:h>
      <text:list xml:id="list4226819722186619074" text:style-name="L5">
        <text:list-item>
          <text:p text:style-name="P25">NouvellePartie <text:span text:style-name="T40">[David]</text:span></text:p>
          <text:list>
            <text:list-item>
              <text:p text:style-name="P27">Remets les variables en sont états par défaut</text:p>
            </text:list-item>
            <text:list-item>
              <text:p text:style-name="P27">appel <text:span text:style-name="T6">genererCible</text:span></text:p>
            </text:list-item>
          </text:list>
        </text:list-item>
        <text:list-item>
          <text:p text:style-name="P24"><text:span text:style-name="T8">genererCible </text:span><text:span text:style-name="T39">[Divine]</text:span><text:span text:style-name="T7"><text:line-break/></text:span><text:span text:style-name="T43">Cette fonction permet de générer les cibles au début de la partie.</text:span></text:p>
          <text:list>
            <text:list-item>
              <text:p text:style-name="P36"><text:span text:style-name="T36">Les </text:span><text:span text:style-name="T51">cibles</text:span><text:span text:style-name="T36"> aurons un</text:span><text:span text:style-name="T39">e valeur Y de départ</text:span><text:span text:style-name="T36"> différente</text:span></text:p>
            </text:list-item>
            <text:list-item>
              <text:p text:style-name="P34"><text:span text:style-name="T35">Une </text:span><text:span text:style-name="T50">direction</text:span><text:span text:style-name="T21"> gauche vers droite (</text:span><text:span text:style-name="T53">GAUCHE_DROITE</text:span><text:span text:style-name="T21">) ou droite vers gauche (</text:span><text:span text:style-name="T53">DROITE_GAUCHE</text:span><text:span text:style-name="T21">)</text:span></text:p>
            </text:list-item>
            <text:list-item>
              <text:p text:style-name="P37"><text:span text:style-name="T21">Un tableau contenant toutes les cibles</text:span></text:p>
            </text:list-item>
            <text:list-item>
              <text:p text:style-name="P35"><text:span text:style-name="T21">Appel </text:span><text:span text:style-name="T25">d</text:span><text:span text:style-name="T26">e</text:span><text:span text:style-name="T25">placerCible </text:span><text:span text:style-name="T22">à l’aide de la fonction setInterval </text:span><text:span text:style-name="T23">à la fin</text:span></text:p>
            </text:list-item>
          </text:list>
        </text:list-item>
        <text:list-item>
          <text:p text:style-name="P45"><text:soft-page-break/>deplacerCible <text:span text:style-name="T39">[Divine]</text:span></text:p>
          <text:list>
            <text:list-item>
              <text:p text:style-name="P40">Si la cible est <text:span text:style-name="T5">vivante</text:span><text:span text:style-name="T92"> et </text:span><text:span text:style-name="T5">en jeu</text:span><text:span text:style-name="T92"> alors on peut la déplacer, sinon on n’y touche pas</text:span></text:p>
            </text:list-item>
            <text:list-item>
              <text:p text:style-name="P38">Si <text:span text:style-name="T44">direction</text:span> == <text:span text:style-name="T52">GAUCHE_DROITE</text:span> alors on incrémente la valeur x de la cible (x++)</text:p>
            </text:list-item>
            <text:list-item>
              <text:p text:style-name="P52">Si <text:span text:style-name="T44">direction</text:span> ==<text:span text:style-name="T52">DROITE_GAUCHE </text:span>alors on <text:span text:style-name="T97">décrémente</text:span> la valeur x de la cible (x--)</text:p>
            </text:list-item>
            <text:list-item>
              <text:p text:style-name="P32"><text:span text:style-name="T10">appel </text:span><text:span text:style-name="T25">verifierCible</text:span></text:p>
            </text:list-item>
            <text:list-item>
              <text:p text:style-name="P28"><text:span text:style-name="T10">appel </text:span><text:span text:style-name="T25">dessinerCible</text:span></text:p>
            </text:list-item>
          </text:list>
        </text:list-item>
        <text:list-item>
          <text:p text:style-name="P26">verifierCible</text:p>
          <text:list>
            <text:list-item>
              <text:p text:style-name="P29"><text:span text:style-name="T10">Vérifié si des cibles ont quitté l’aire de jeux, si c’est le cas incrémenté </text:span><text:span text:style-name="T44">qteCibleManque </text:span><text:span text:style-name="T14">et </text:span><text:span text:style-name="T19">modifier la propriété </text:span><text:span text:style-name="T48">enJeu</text:span><text:span text:style-name="T32"> de la cible</text:span></text:p>
            </text:list-item>
            <text:list-item>
              <text:p text:style-name="P30"><text:span text:style-name="T14">Si </text:span><text:span text:style-name="T10">le nombre </text:span><text:span text:style-name="T44">qteCibleManque </text:span><text:span text:style-name="T10">est ≥ </text:span><text:span text:style-name="T52">MAX_CIBLE_MANQUE</text:span><text:span text:style-name="T10"> </text:span><text:span text:style-name="T15">alors appel </text:span><text:span text:style-name="T27">finPartie</text:span><text:span text:style-name="T18"> avec le paramètre </text:span><text:span text:style-name="T47">reussi à </text:span><text:span text:style-name="T30">faux</text:span></text:p>
            </text:list-item>
          </text:list>
        </text:list-item>
        <text:list-item>
          <text:p text:style-name="P33"><text:span text:style-name="T27">g</text:span><text:span text:style-name="T25">ererClic </text:span><text:span text:style-name="T17">[Boubakar]</text:span></text:p>
          <text:list>
            <text:list-item>
              <text:p text:style-name="P31"><text:span text:style-name="T10">Vérifie si le clic se trouve sur une cible, si c’est le cas alors incrémenté </text:span><text:span text:style-name="T44">score</text:span></text:p>
            </text:list-item>
            <text:list-item>
              <text:p text:style-name="P41">Si le score est ≥ <text:span text:style-name="T52">MAX_SCORE</text:span> alors appe<text:span text:style-name="T88">l</text:span> <text:span text:style-name="T6">finPartie</text:span></text:p>
            </text:list-item>
          </text:list>
        </text:list-item>
        <text:list-item>
          <text:p text:style-name="P53"><text:span text:style-name="T6">finPartie (</text:span><text:span text:style-name="T44">reussi</text:span><text:span text:style-name="T6">)</text:span> <text:span text:style-name="T98">[David]</text:span></text:p>
          <text:list>
            <text:list-item>
              <text:p text:style-name="P39">Si reussi == true alors dessiner le tableau de score avec un message de félication</text:p>
            </text:list-item>
            <text:list-item>
              <text:p text:style-name="P44"><text:span text:style-name="T102">S</text:span><text:span text:style-name="T100">i reussi == false alors dessi</text:span><text:span text:style-name="T103">n</text:span><text:span text:style-name="T100">er le tableau de score avec un message ‘Meilleur chance la</text:span> <text:span text:style-name="T100">prochaine fois’ ou autre message</text:span></text:p>
            </text:list-item>
          </text:list>
        </text:list-item>
        <text:list-item>
          <text:p text:style-name="P46">dessinerCible</text:p>
          <text:list>
            <text:list-item>
              <text:p text:style-name="P42">Nettoyer le canvas (à l’aide de <text:span text:style-name="T2">clearRect</text:span>) et ensuite affiche les cibles</text:p>
            </text:list-item>
            <text:list-item>
              <text:p text:style-name="P43">si la cible est <text:span text:style-name="T1">en jeu</text:span><text:span text:style-name="T89"> alors on la dessine sur le canevas, sinon on ne l’affiche pas</text:span></text:p>
            </text:list-item>
          </text:list>
        </text:list-item>
        <text:list-item>
          <text:p text:style-name="P47">togglePlay</text:p>
          <text:list>
            <text:list-item>
              <text:p text:style-name="P48"><text:span text:style-name="T38">isPlay == true</text:span><text:span text:style-name="T37"><text:line-break/></text:span><text:span text:style-name="T35">Arrête la minuterie </text:span><text:span text:style-name="T50">t </text:span><text:span text:style-name="T35">avec </text:span><text:span text:style-name="T1">clearInterval<text:line-break/></text:span><text:span text:style-name="T91">Retirer les gestionnaire d’événement (removeEventListener)</text:span></text:p>
            </text:list-item>
            <text:list-item>
              <text:p text:style-name="P49"><text:span text:style-name="T94">isPlay == false<text:line-break/></text:span>Démarre la minuterie <text:span text:style-name="T44">t</text:span> avec <text:span text:style-name="T2">setInterval</text:span> (<text:span text:style-name="T6">deplacerCible</text:span>)</text:p>
              <text:p text:style-name="P50">Ajouter les gestionnaire d’évènement (addEventListener)</text:p>
            </text:list-item>
            <text:list-item>
              <text:p text:style-name="P51">isPlay <text:span text:style-name="T94">=</text:span><text:span text:style-name="T16"> le contraire de </text:span><text:span text:style-name="T94">isPlay</text:span></text:p>
            </text:list-item>
          </text:list>
        </text:list-item>
      </text:list>
      <text:p text:style-name="P2"/>
      <text:h text:style-name="P57" text:outline-level="2"><text:span text:style-name="T14">Comment </text:span><text:span text:style-name="T10">créer et intéragir avec des objets</text:span></text:h>
      <text:p text:style-name="P11"><draw:frame draw:style-name="fr2" draw:name="Cadre1" text:anchor-type="as-char" svg:width="5.814cm" draw:z-index="4"><draw:text-box fo:min-height="8.58cm"><text:p text:style-name="P13"><text:span text:style-name="T81">var</text:span><text:span text:style-name="T78"> </text:span>cible = <text:span text:style-name="T87">{</text:span></text:p><text:p text:style-name="P13"><text:tab/><text:span text:style-name="T84">‘x’</text:span> : <text:span text:style-name="T85">50</text:span>,</text:p><text:p text:style-name="P13"><text:tab/><text:span text:style-name="T84">‘y’</text:span> : <text:span text:style-name="T85">20</text:span></text:p><text:p text:style-name="P13"><text:span text:style-name="T87">}</text:span> ;</text:p><text:p text:style-name="P13"/><text:p text:style-name="P13"><text:span text:style-name="T81">var</text:span><text:span text:style-name="T78"> </text:span>cibles = new Array() ;</text:p><text:p text:style-name="P13">cibles.push(cible) ;</text:p><text:p text:style-name="P13"/><text:p text:style-name="P13">//OU</text:p><text:p text:style-name="P13"><text:span text:style-name="T81">var</text:span><text:span text:style-name="T78"> </text:span>cibles = new Array() ;</text:p><text:p text:style-name="P13"><text:span text:style-name="T81">var</text:span><text:span text:style-name="T78"> </text:span>cibles.push(<text:span text:style-name="T87">{</text:span></text:p><text:p text:style-name="P13"><text:tab/><text:span text:style-name="T84">‘x’</text:span> : <text:span text:style-name="T85">50</text:span>,</text:p><text:p text:style-name="P13"><text:tab/><text:span text:style-name="T84">‘y’</text:span> : <text:span text:style-name="T85">20</text:span></text:p><text:p text:style-name="P13"><text:span text:style-name="T87">}</text:span>) ;</text:p><text:p text:style-name="P13"/><text:p text:style-name="P13"/></draw:text-box></draw:frame><draw:frame draw:style-name="fr3" draw:name="Cadre2" text:anchor-type="as-char" svg:width="10.102cm" draw:z-index="5"><draw:text-box fo:min-height="8.58cm"><text:p text:style-name="P14">for (<text:span text:style-name="T80">var</text:span> i =<text:span text:style-name="T85">0</text:span> ; i&lt; cibles.length ; i++) <text:span text:style-name="T87">{</text:span></text:p><text:p text:style-name="P15"><text:tab/><text:span text:style-name="T82">//</text:span><text:span text:style-name="T83">Affiche les valeurs x et y de la cible en cours</text:span></text:p><text:p text:style-name="P16"><text:tab/>//<text:span text:style-name="T79">Dans la boucle For</text:span></text:p><text:p text:style-name="P15"><text:tab/>console.log(cibles[i].x, cibles[i<text:span text:style-name="T86">]</text:span>.y) ;</text:p><text:p text:style-name="P17">}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000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Pelletier</meta:initial-creator>
    <meta:creation-date>2015-02-03T09:20:14.811000000</meta:creation-date>
    <dc:date>2015-02-11T10:15:00.529000000</dc:date>
    <meta:editing-duration>PT4H1M30S</meta:editing-duration>
    <meta:editing-cycles>134</meta:editing-cycles>
    <meta:generator>LibreOffice/4.4.0.3$Windows_x86 LibreOffice_project/de093506bcdc5fafd9023ee680b8c60e3e0645d7</meta:generator>
    <meta:document-statistic meta:table-count="0" meta:image-count="0" meta:object-count="0" meta:page-count="3" meta:paragraph-count="106" meta:word-count="751" meta:character-count="4238" meta:non-whitespace-character-count="3622"/>
  </office:meta>
</office:document-meta>
</file>